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ea142" officeooo:paragraph-rsid="001ea142"/>
    </style:style>
    <style:style style:name="P2" style:family="paragraph" style:parent-style-name="Standard">
      <style:text-properties officeooo:rsid="001fe3ad" officeooo:paragraph-rsid="001fe3ad"/>
    </style:style>
    <style:style style:name="P3" style:family="paragraph" style:parent-style-name="Standard">
      <style:text-properties officeooo:rsid="001fe3ad" officeooo:paragraph-rsid="0023c785"/>
    </style:style>
    <style:style style:name="P4" style:family="paragraph" style:parent-style-name="Standard">
      <style:text-properties officeooo:rsid="001f6212" officeooo:paragraph-rsid="0023c785"/>
    </style:style>
    <style:style style:name="P5" style:family="paragraph" style:parent-style-name="Standard">
      <style:text-properties officeooo:rsid="001f9c8d" officeooo:paragraph-rsid="001f9c8d"/>
    </style:style>
    <style:style style:name="P6" style:family="paragraph" style:parent-style-name="Standard">
      <style:text-properties officeooo:rsid="0023c785" officeooo:paragraph-rsid="0023c785"/>
    </style:style>
    <style:style style:name="P7" style:family="paragraph" style:parent-style-name="Standard">
      <style:text-properties officeooo:rsid="002579a5" officeooo:paragraph-rsid="002579a5"/>
    </style:style>
    <style:style style:name="P8" style:family="paragraph" style:parent-style-name="Standard">
      <style:text-properties officeooo:rsid="0023c785" officeooo:paragraph-rsid="0023c785"/>
    </style:style>
    <style:style style:name="P9" style:family="paragraph" style:parent-style-name="Standard">
      <style:text-properties officeooo:rsid="002095ff" officeooo:paragraph-rsid="0023c785"/>
    </style:style>
    <style:style style:name="P10" style:family="paragraph" style:parent-style-name="Standard">
      <style:text-properties officeooo:rsid="0026f7b2" officeooo:paragraph-rsid="0026f7b2"/>
    </style:style>
    <style:style style:name="P11" style:family="paragraph" style:parent-style-name="Standard">
      <style:text-properties officeooo:rsid="0028ef97" officeooo:paragraph-rsid="0028ef97"/>
    </style:style>
    <style:style style:name="T1" style:family="text">
      <style:text-properties officeooo:rsid="001fe3ad"/>
    </style:style>
    <style:style style:name="T2" style:family="text">
      <style:text-properties officeooo:rsid="0023c785"/>
    </style:style>
    <style:style style:name="T3" style:family="text">
      <style:text-properties officeooo:rsid="0026f7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4"><text:span text:style-name="T3">Ré</text:span>my: code fonction qui teste si la partie est terminé </text:p>
      <text:p text:style-name="P4">temps <text:span text:style-name="T2">prévu</text:span>:15 minutes </text:p>
      <text:p text:style-name="P6">temps mis: 20 min</text:p>
      <text:p text:style-name="P5"/>
      <text:p text:style-name="P5"><text:span text:style-name="T3">Ré</text:span>my:code fonction <text:span text:style-name="T1">récupéré</text:span> le mouvement demandé par le joueur</text:p>
      <text:p text:style-name="P6">temps prévu:30 min</text:p>
      <text:p text:style-name="P6">temps mis:20</text:p>
      <text:p text:style-name="P3"/>
      <text:p text:style-name="P7">Nadia:faire le lien avec la partie graphique</text:p>
      <text:p text:style-name="P7">temps prévu: 1h</text:p>
      <text:p text:style-name="P7">temps mis: 50 min</text:p>
      <text:p text:style-name="P3"/>
      <text:p text:style-name="P3"><text:span text:style-name="T3">B</text:span>eda: stocker partie au format PGN </text:p>
      <text:p text:style-name="P9">temps prévu: 2h</text:p>
      <text:p text:style-name="P10">temps mis: 4h</text:p>
      <text:p text:style-name="P10"/>
      <text:p text:style-name="P10">Rémy: main function pour le jeu d’échec</text:p>
      <text:p text:style-name="P10">temps prévu: 20 min</text:p>
      <text:p text:style-name="P10">temps mis: 30 min</text:p>
      <text:p text:style-name="P10"/>
      <text:p text:style-name="P10">Rémy: test + aide</text:p>
      <text:p text:style-name="P10">pour une durée indéfini</text:p>
      <text:p text:style-name="P10"/>
      <text:p text:style-name="P11">Nadia: partie min-max</text:p>
      <text:p text:style-name="P11">temps prévu: 4h </text:p>
      <text:p text:style-name="P11">temps mis:</text:p>
      <text:p text:style-name="P11"/>
      <text:p text:style-name="P11">Nadia: alpha-beta</text:p>
      <text:p text:style-name="P11">temps prévu:</text:p>
      <text:p text:style-name="P11">temps mis: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09:29:11.269000000</meta:creation-date>
    <dc:date>2018-12-18T08:54:42.875000000</dc:date>
    <meta:editing-duration>PT32M31S</meta:editing-duration>
    <meta:editing-cycles>5</meta:editing-cycles>
    <meta:generator>LibreOffice/6.0.6.2$Windows_X86_64 LibreOffice_project/0c292870b25a325b5ed35f6b45599d2ea4458e77</meta:generator>
    <meta:document-statistic meta:table-count="0" meta:image-count="0" meta:object-count="0" meta:page-count="1" meta:paragraph-count="23" meta:word-count="94" meta:character-count="527" meta:non-whitespace-character-count="452"/>
  </office:meta>
</office:document-meta>
</file>